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500A854F20CAEA7D846.png" manifest:media-type="image/png"/>
  <manifest:file-entry manifest:full-path="Pictures/100000000000033D000002528F4A1A5A2D1AB8EC.png" manifest:media-type="image/png"/>
  <manifest:file-entry manifest:full-path="Pictures/100000000000038000000274975B16781F5F9B9F.png" manifest:media-type="image/png"/>
  <manifest:file-entry manifest:full-path="Pictures/100000000000023D000002A66BDEC8554C17E487.png" manifest:media-type="image/png"/>
  <manifest:file-entry manifest:full-path="Pictures/10000000000003BF0000033362525995D159BA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337cm, 7.078cm, 12.655cm, 15.858cm)" draw:image-opacity="100%" style:mirror="non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1cm" fo:min-width="5.138cm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0.21cm" fo:min-width="5.138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8.647cm, 6.743cm, 3.006cm, 14.86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6.743cm, 0cm, 0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377cm, 1.197cm, 0.202cm, 0.377cm)" draw:image-opacity="100%" style:mirror="non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449cm, 1.713cm, 1.194cm, 2.03cm)" draw:image-opacity="100%" style:mirror="none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3.693cm, 12.263cm, 7.885cm, 0.977cm)" draw:image-opacity="100%" style:mirror="none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3.738cm, 1.917cm, 7.84cm, 11.083cm)" draw:image-opacity="100%" style:mirror="none"/>
    </style:style>
    <style:style style:name="gr11" style:family="graphic" style:parent-style-name="standard">
      <style:graphic-properties svg:stroke-color="#77bc65" draw:fill-color="#3faf46" draw:textarea-horizontal-align="justify" draw:textarea-vertical-align="middle" draw:auto-grow-height="false" fo:min-height="5.751cm" fo:min-width="0.334cm"/>
    </style:style>
    <style:style style:name="gr1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3" style:family="graphic" style:parent-style-name="standard">
      <style:graphic-properties svg:stroke-color="#77bc65" draw:fill-color="#3faf46" draw:textarea-horizontal-align="justify" draw:textarea-vertical-align="middle" draw:auto-grow-height="false" fo:min-height="3.251cm" fo:min-width="0.334cm"/>
    </style:style>
    <style:style style:name="gr14" style:family="graphic" style:parent-style-name="standard">
      <style:graphic-properties draw:stroke="none" svg:stroke-color="#000000" draw:fill="none" draw:fill-color="#ffffff" fo:min-height="0.962cm"/>
      <style:paragraph-properties style:writing-mode="lr-tb"/>
    </style:style>
    <style:style style:name="gr15" style:family="graphic" style:parent-style-name="standard">
      <style:graphic-properties svg:stroke-color="#77bc65" draw:fill-color="#3faf46" draw:textarea-horizontal-align="justify" draw:textarea-vertical-align="middle" draw:auto-grow-height="false" fo:min-height="2.001cm" fo:min-width="0.334cm"/>
    </style:style>
    <style:style style:name="gr1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-color="#ff3838"/>
      <style:paragraph-properties fo:text-align="center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.199cm" svg:height="11.5cm" svg:x="1.25cm" svg:y="1.5cm">
          <draw:image xlink:href="Pictures/10000000000003BF0000033362525995D159BACA.png" xlink:type="simple" xlink:show="embed" xlink:actuate="onLoad" draw:mime-type="image/png">
            <text:p text:style-name="P1"/>
          </draw:image>
        </draw:frame>
        <draw:custom-shape draw:style-name="gr2" draw:text-style-name="P1" draw:layer="layout" svg:width="6.25cm" svg:height="0.65cm" svg:x="5.8cm" svg:y="5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6.25cm" svg:height="0.65cm" svg:x="5.8cm" svg:y="4.75cm">
          <text:p text:style-name="P2"><text:span text:style-name="T1">gpio_XX_X\SPI1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25cm" svg:height="0.65cm" svg:x="5.8cm" svg:y="6.2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25cm" svg:height="0.65cm" svg:x="5.8cm" svg:y="7.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25cm" svg:height="0.65cm" svg:x="5.8cm" svg:y="7.9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25cm" svg:height="0.65cm" svg:x="5.8cm" svg:y="8.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25cm" svg:height="0.65cm" svg:x="5.8cm" svg:y="9.7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25cm" svg:height="0.65cm" svg:x="5.8cm" svg:y="10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2" draw:style-name="dp1" draw:master-page-name="Обычный">
        <draw:frame draw:style-name="gr4" draw:text-style-name="P1" draw:layer="layout" svg:width="6.864cm" svg:height="18.242cm" svg:x="2.636cm" svg:y="3.75cm">
          <draw:image xlink:href="Pictures/10000000000003BF0000033362525995D159BACA.png" xlink:type="simple" xlink:show="embed" xlink:actuate="onLoad" draw:mime-type="image/png">
            <text:p/>
          </draw:image>
        </draw:frame>
        <draw:custom-shape draw:style-name="gr3" draw:text-style-name="P3" draw:layer="layout" svg:width="6.25cm" svg:height="0.65cm" svg:x="9.5cm" svg:y="6.1cm">
          <text:p text:style-name="P2"><text:span text:style-name="T1">gpio_XX_X\SPI1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6.25cm" svg:height="0.65cm" svg:x="9.5cm" svg:y="6.9cm">
          <text:p text:style-name="P2"><text:span text:style-name="T1">gpio_XX_X\SPI1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3" draw:style-name="dp1" draw:master-page-name="Обычный">
        <draw:frame draw:style-name="gr5" draw:text-style-name="P1" draw:layer="layout" svg:width="13.95cm" svg:height="16.225cm" svg:x="2.3cm" svg:y="1.776cm">
          <draw:image xlink:href="Pictures/10000000000003BF0000033362525995D159BACA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6" draw:text-style-name="P1" draw:layer="layout" svg:width="9.47cm" svg:height="12.1cm" svg:x="1.201cm" svg:y="1.65cm">
          <draw:image xlink:href="Pictures/100000000000023D000002A66BDEC8554C17E487.png" xlink:type="simple" xlink:show="embed" xlink:actuate="onLoad" draw:mime-type="image/png">
            <text:p/>
          </draw:image>
        </draw:frame>
        <draw:frame draw:style-name="gr7" draw:text-style-name="P1" draw:layer="layout" svg:width="12.253cm" svg:height="9.19cm" draw:transform="rotate (1.5699236621689) translate (10.4cm 13.842cm)">
          <draw:image xlink:href="Pictures/100000000000038000000274975B16781F5F9B9F.png" xlink:type="simple" xlink:show="embed" xlink:actuate="onLoad" draw:mime-type="image/png">
            <text:p/>
          </draw:image>
        </draw:frame>
        <draw:frame draw:style-name="gr8" draw:text-style-name="P1" draw:layer="layout" svg:width="15.004cm" svg:height="10.75cm" svg:x="2.5cm" svg:y="16cm">
          <draw:image xlink:href="Pictures/100000000000033D000002528F4A1A5A2D1AB8EC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8" draw:text-style-name="P1" draw:layer="layout" svg:width="13.978cm" svg:height="27.699cm" svg:x="3.56cm" svg:y="1.029cm">
          <draw:image xlink:href="Pictures/100000000000028600000500A854F20CAEA7D846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9" draw:text-style-name="P1" draw:layer="layout" svg:width="3.999cm" svg:height="13.249cm" svg:x="1.25cm" svg:y="1.55cm">
          <draw:image xlink:href="Pictures/100000000000023D000002A66BDEC8554C17E487.png" xlink:type="simple" xlink:show="embed" xlink:actuate="onLoad" draw:mime-type="image/png">
            <text:p/>
          </draw:image>
        </draw:frame>
        <draw:frame draw:style-name="gr10" draw:text-style-name="P1" draw:layer="layout" svg:width="4.499cm" svg:height="13.249cm" svg:x="15.251cm" svg:y="1.601cm">
          <draw:image xlink:href="Pictures/100000000000023D000002A66BDEC8554C17E487.png" xlink:type="simple" xlink:show="embed" xlink:actuate="onLoad" draw:mime-type="image/png">
            <text:p/>
          </draw:image>
        </draw:frame>
        <draw:custom-shape draw:style-name="gr11" draw:text-style-name="P4" draw:layer="layout" svg:width="1.25cm" svg:height="6cm" svg:x="5.5cm" svg:y="4.5cm">
          <text:p/>
          <draw:enhanced-geometry svg:viewBox="0 0 21600 21600" draw:text-areas="0 0 ?f0 21600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2" draw:text-style-name="P5" draw:layer="layout" svg:width="2.5cm" svg:height="0.962cm" svg:x="6.8cm" svg:y="7.05cm">
          <draw:text-box>
            <text:p>SPI2</text:p>
          </draw:text-box>
        </draw:frame>
        <draw:custom-shape draw:style-name="gr13" draw:text-style-name="P4" draw:layer="layout" svg:width="1.25cm" svg:height="3.5cm" svg:x="5.5cm" svg:y="11cm">
          <text:p/>
          <draw:enhanced-geometry svg:viewBox="0 0 21600 21600" draw:text-areas="0 0 ?f0 21600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4" draw:text-style-name="P5" draw:layer="layout" svg:width="2.75cm" svg:height="1.212cm" svg:x="6.7cm" svg:y="12.238cm">
          <draw:text-box>
            <text:p>UART3</text:p>
          </draw:text-box>
        </draw:frame>
        <draw:custom-shape draw:style-name="gr15" draw:text-style-name="P4" draw:layer="layout" svg:width="1.25cm" svg:height="2.25cm" svg:x="13.75cm" svg:y="3.5cm">
          <text:p/>
          <draw:enhanced-geometry svg:viewBox="0 0 21600 21600" draw:text-areas="0 0 ?f0 21600" draw:mirror-vertical="false" draw:mirror-horizontal="true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6" draw:text-style-name="P5" draw:layer="layout" svg:width="3.7cm" svg:height="2.384cm" svg:x="10.55cm" svg:y="3.638cm">
          <draw:text-box>
            <text:p>UART0</text:p>
            <text:p>(Console)</text:p>
          </draw:text-box>
        </draw:frame>
        <draw:custom-shape draw:style-name="gr15" draw:text-style-name="P4" draw:layer="layout" svg:width="1.25cm" svg:height="2.25cm" svg:x="13.75cm" svg:y="7.25cm">
          <text:p/>
          <draw:enhanced-geometry svg:viewBox="0 0 21600 21600" draw:text-areas="0 0 ?f0 21600" draw:mirror-vertical="false" draw:mirror-horizontal="true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2" draw:text-style-name="P5" draw:layer="layout" svg:width="2.5cm" svg:height="0.962cm" svg:x="11.9cm" svg:y="7.9cm">
          <draw:text-box>
            <text:p>I2C1</text:p>
          </draw:text-box>
        </draw:frame>
        <draw:custom-shape draw:style-name="gr15" draw:text-style-name="P4" draw:layer="layout" svg:width="1.25cm" svg:height="2.25cm" svg:x="13.75cm" svg:y="9.75cm">
          <text:p/>
          <draw:enhanced-geometry svg:viewBox="0 0 21600 21600" draw:text-areas="0 0 ?f0 21600" draw:mirror-vertical="false" draw:mirror-horizontal="true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2" draw:text-style-name="P5" draw:layer="layout" svg:width="2.5cm" svg:height="0.962cm" svg:x="11.8cm" svg:y="10.388cm">
          <draw:text-box>
            <text:p>I2C2</text:p>
          </draw:text-box>
        </draw:frame>
        <draw:custom-shape draw:style-name="gr15" draw:text-style-name="P4" draw:layer="layout" svg:width="1.25cm" svg:height="2.25cm" svg:x="13.75cm" svg:y="12.2cm">
          <text:p/>
          <draw:enhanced-geometry svg:viewBox="0 0 21600 21600" draw:text-areas="0 0 ?f0 21600" draw:mirror-vertical="false" draw:mirror-horizontal="true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7" draw:text-style-name="P5" draw:layer="layout" svg:width="3.25cm" svg:height="1.673cm" svg:x="11.15cm" svg:y="12.85cm">
          <draw:text-box>
            <text:p>UART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5:13:44.345943973</meta:creation-date>
    <dc:date>2024-03-14T14:50:13.610577427</dc:date>
    <meta:editing-duration>PT22H37M35S</meta:editing-duration>
    <meta:editing-cycles>4</meta:editing-cycles>
    <meta:generator>LibreOffice/7.3.7.2$Linux_X86_64 LibreOffice_project/30$Build-2</meta:generator>
    <meta:document-statistic meta:object-count="31"/>
  </office:meta>
</office:document-meta>
</file>